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56cm" svg:height="0.309cm" svg:x="4.395cm" svg:y="1.512cm"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2.609cm" svg:y="-1.262cm"/>
        </draw:frame>
        <draw:frame draw:style-name="gr1" draw:layer="layout" svg:width="0.405cm" svg:height="0.309cm" svg:x="4.421cm" svg:y="1.88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1.43cm" svg:height="1.601cm" svg:x="1.156cm" svg:y="1.2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02cm" svg:height="1.187cm" svg:x="4.53cm" svg:y="0.839cm">
          <draw:text-box>
            <text:p/>
          </draw:text-box>
        </draw:frame>
        <draw:g>
          <draw:polygon draw:style-name="gr3" draw:text-style-name="P1" draw:layer="layout" svg:width="0.387cm" svg:height="0cm" svg:x="5.466cm" svg:y="1.832cm" svg:viewBox="0 0 388 0" draw:points="0,0 388,0">
            <text:p/>
          </draw:polygon>
          <draw:g>
            <draw:polygon draw:style-name="gr4" draw:text-style-name="P1" draw:layer="layout" svg:width="0.387cm" svg:height="0cm" svg:x="4.858cm" svg:y="1.712cm" svg:viewBox="0 0 388 0" draw:points="0,0 388,0">
              <text:p/>
            </draw:polygon>
            <draw:polygon draw:style-name="gr5" draw:text-style-name="P1" draw:layer="layout" svg:width="0.387cm" svg:height="0cm" svg:x="4.858cm" svg:y="1.952cm" svg:viewBox="0 0 388 0" draw:points="0,0 388,0">
              <text:p/>
            </draw:polygon>
            <draw:path draw:style-name="gr6" draw:text-style-name="P1" draw:layer="layout" svg:width="0.123cm" svg:height="0.452cm" svg:x="5.155cm" svg:y="1.607cm" svg:viewBox="0 0 124 453" svg:d="m0 0c76 48 124 131 124 229 0 95-45 176-117 224">
              <text:p/>
            </draw:path>
          </draw:g>
          <draw:path draw:style-name="gr7" draw:text-style-name="P1" draw:layer="layout" svg:width="0.305cm" svg:height="0.222cm" svg:x="5.162cm" svg:y="1.612cm" svg:viewBox="0 0 306 223" svg:d="m0 0c147 0 267 91 306 223">
            <text:p/>
          </draw:path>
          <draw:path draw:style-name="gr8" draw:text-style-name="P1" draw:layer="layout" svg:width="-0.305cm" svg:height="-0.222cm" svg:x="5.469cm" svg:y="2.054cm" svg:viewBox="0 0 -306 -223" svg:d="m306 0c-147 0-267 91-306 223">
            <text:p/>
          </draw:path>
        </draw:g>
        <draw:frame draw:style-name="gr1" draw:layer="layout" svg:width="1.564cm" svg:height="0.333cm" svg:x="5.505cm" svg:y="1.45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" draw:text-style-name="P2" draw:layer="layout" svg:width="1.924cm" svg:height="0.696cm" svg:x="1.017cm" svg:y="0.65cm">
          <draw:text-box>
            <text:p><text:span text:style-name="T1">مخارج <text:s text:c="2"/>مداخ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13T08:27:53</dc:date>
    <dc:creator>kkk </dc:creator>
    <meta:editing-duration>PT7H45M57S</meta:editing-duration>
    <meta:editing-cycles>25</meta:editing-cycles>
    <meta:generator>LibreOffice/3.3$Linux LibreOffice_project/330m19$Build-401</meta:generator>
    <meta:document-statistic meta:object-count="14"/>
  </office:meta>
</office:document-meta>
</file>

<file path=Object 1/content.xml><?xml version="1.0" encoding="utf-8"?>
<math xmlns="http://www.w3.org/1998/Math/MathML">
  <semantics>
    <mrow>
      <mi>X</mi>
    </mrow>
    <annotation encoding="StarMath 5.0">X</annotation>
  </semantics>
</math>
</file>

<file path=Object 2/content.xml><?xml version="1.0" encoding="utf-8"?>
<math xmlns="http://www.w3.org/1998/Math/MathML">
  <semantics>
    <mrow>
      <mi>Y</mi>
    </mrow>
    <annotation encoding="StarMath 5.0">Y</annotation>
  </semantics>
</math>
</file>

<file path=Object 4/content.xml><?xml version="1.0" encoding="utf-8"?>
<math xmlns="http://www.w3.org/1998/Math/MathML">
  <semantics>
    <mrow>
      <mtable>
        <mtr>
          <mtd>
            <mrow>
              <mi>X</mi>
              <mphantom>
                <mstyle>
                  <mrow>
                    <mrow>
                      <mn>0</mn>
                    </mrow>
                  </mrow>
                </mstyle>
              </mphantom>
              <mi>Y</mi>
              <mphantom>
                <mstyle>
                  <mrow>
                    <mrow>
                      <mn>00</mn>
                    </mrow>
                  </mrow>
                </mstyle>
              </mphantom>
              <mi>Z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</mtable>
    </mrow>
    <annotation encoding="StarMath 5.0">stack{
X phantom {0} Y phantom{00} Z #
0 phantom {0} 0 phantom{000} 0 #
0 phantom {0} 1 phantom{000} 1 #
1 phantom {0} 0 phantom{000} 1 #
1 phantom {0} 1 phantom{000} 1 
}</annotation>
  </semantics>
</math>
</file>

<file path=Object 5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i>X</mi>
              <mo stretchy="false">+</mo>
              <mi>Y</mi>
            </mrow>
          </mrow>
          <mo stretchy="false">)</mo>
        </mrow>
      </mrow>
    </mrow>
    <annotation encoding="StarMath 5.0">Z=(X+Y)</annotation>
  </semantics>
</math>
</file>